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1pt" fo:font-weight="normal" fo:background-color="#1f1f1f" style:font-size-asian="21pt" style:font-size-complex="21pt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3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32pt" fo:font-weight="normal" officeooo:rsid="00181982" officeooo:paragraph-rsid="00181982" fo:background-color="#1f1f1f" style:font-size-asian="32pt" style:font-size-complex="32pt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6pt" fo:font-weight="normal" fo:background-color="#1f1f1f" style:font-size-asian="16pt" style:font-size-complex="16pt"/>
    </style:style>
    <style:style style:name="P5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16pt" fo:font-weight="normal" fo:background-color="#1f1f1f" style:font-size-asian="16pt" style:font-size-complex="16pt"/>
    </style:style>
    <style:style style:name="P6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0pt" fo:font-weight="normal" fo:background-color="#1f1f1f" style:font-size-asian="20pt" style:font-size-complex="20pt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paragraph-properties style:line-height-at-least="0.198in"/>
      <style:text-properties fo:font-size="18pt" style:font-size-asian="18pt" style:font-size-complex="18pt"/>
    </style:style>
    <style:style style:name="T1" style:family="text">
      <style:text-properties fo:color="#569cd6" loext:opacity="100%"/>
    </style:style>
    <style:style style:name="T2" style:family="text">
      <style:text-properties fo:color="#4fc1ff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80808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4ec9b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REACT</text:p>
      <text:p text:style-name="P1"/>
      <text:p text:style-name="P6">//CUSTOM COMPONENTS</text:p>
      <text:p text:style-name="P6">//React render method using a custom function</text:p>
      <text:p text:style-name="P7"/>
      <text:p text:style-name="P4"><text:span text:style-name="T1">function</text:span> <text:span text:style-name="T7">TemporaryPage</text:span>(){</text:p>
      <text:p text:style-name="P4"><text:span text:style-name="T8">return</text:span>( </text:p>
      <text:p text:style-name="P4"><text:span text:style-name="T4">&lt;</text:span><text:span text:style-name="T1">div</text:span><text:span text:style-name="T4">&gt;</text:span> </text:p>
      <text:p text:style-name="P4"><text:span text:style-name="T4">&lt;</text:span><text:span text:style-name="T1">h1</text:span><text:span text:style-name="T4">&gt;</text:span>CUSTOM COMPONENTS<text:span text:style-name="T4">&lt;/</text:span><text:span text:style-name="T1">h1</text:span><text:span text:style-name="T4">&gt;</text:span></text:p>
      <text:p text:style-name="P4"><text:span text:style-name="T4">&lt;</text:span><text:span text:style-name="T1">h3</text:span><text:span text:style-name="T4">&gt;</text:span> Started doing react rendering through functions.<text:span text:style-name="T4">&lt;/</text:span><text:span text:style-name="T1">h3</text:span><text:span text:style-name="T4">&gt;</text:span></text:p>
      <text:p text:style-name="P4"><text:span text:style-name="T4">&lt;/</text:span><text:span text:style-name="T1">div</text:span><text:span text:style-name="T4">&gt;</text:span></text:p>
      <text:p text:style-name="P4">)</text:p>
      <text:p text:style-name="P4">}</text:p>
      <text:p text:style-name="P4"><text:span text:style-name="T5">ReactDOM</text:span>.<text:span text:style-name="T7">render</text:span>(</text:p>
      <text:p text:style-name="P4"><text:span text:style-name="T4">&lt;</text:span><text:span text:style-name="T9">TemporaryPage</text:span><text:span text:style-name="T4">/&gt;</text:span>,</text:p>
      <text:p text:style-name="P4"><text:span text:style-name="T5">document</text:span>.<text:span text:style-name="T7">getElementById</text:span>(<text:span text:style-name="T6">"root"</text:span>)</text:p>
      <text:p text:style-name="P4">)</text:p>
      <text:p text:style-name="P4"/>
      <text:p text:style-name="P5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14T02:33:37.951652935</dc:date>
    <meta:editing-duration>PT12M26S</meta:editing-duration>
    <meta:editing-cycles>2</meta:editing-cycles>
    <meta:document-statistic meta:table-count="0" meta:image-count="0" meta:object-count="0" meta:page-count="1" meta:paragraph-count="15" meta:word-count="30" meta:character-count="265" meta:non-whitespace-character-count="248"/>
  </office:meta>
</office:document-meta>
</file>